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Marathi1" svg:font-family="'Lohit Marathi'"/>
    <style:font-face style:name="Araboto-Light" svg:font-family="Araboto-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aboto-Light" fo:font-size="14pt" officeooo:rsid="001b29bf" officeooo:paragraph-rsid="001b29bf" style:font-size-asian="14pt" style:font-size-complex="14pt"/>
    </style:style>
    <style:style style:name="P2" style:family="paragraph" style:parent-style-name="Standard">
      <style:paragraph-properties fo:break-before="page"/>
      <style:text-properties style:font-name="Araboto-Light" fo:font-size="14pt" officeooo:rsid="001b29bf" officeooo:paragraph-rsid="001b29bf" style:font-size-asian="14pt" style:font-size-complex="14pt"/>
    </style:style>
    <style:style style:name="P3" style:family="paragraph" style:parent-style-name="Standard">
      <style:paragraph-properties fo:break-before="page"/>
      <style:text-properties style:font-name="Araboto-Light" fo:font-size="14pt" officeooo:rsid="002b71e1" officeooo:paragraph-rsid="002b71e1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6.6cm" fo:text-indent="0cm" style:auto-text-indent="false" fo:background-color="transparent"/>
      <style:text-properties style:font-name="Araboto-Light" fo:font-size="14pt" officeooo:rsid="001b29bf" officeooo:paragraph-rsid="001b29bf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6.6cm" fo:text-indent="0cm" style:auto-text-indent="false" fo:background-color="transparent"/>
      <style:text-properties style:font-name="Araboto-Light" fo:font-size="20pt" officeooo:rsid="001c642a" officeooo:paragraph-rsid="001c642a" style:font-size-asian="20pt" style:font-size-complex="20pt"/>
    </style:style>
    <style:style style:name="P6" style:family="paragraph" style:parent-style-name="Standard" style:master-page-name="">
      <loext:graphic-properties draw:fill="none"/>
      <style:paragraph-properties fo:margin-left="0cm" fo:margin-right="6.6cm" fo:text-indent="0cm" style:auto-text-indent="false" style:page-number="auto" fo:break-before="page" fo:background-color="transparent"/>
      <style:text-properties style:font-name="Araboto-Light" fo:font-size="20pt" officeooo:rsid="001b29bf" officeooo:paragraph-rsid="001b29bf" style:font-size-asian="20pt" style:font-size-complex="20pt"/>
    </style:style>
    <style:style style:name="T1" style:family="text">
      <style:text-properties officeooo:rsid="001c642a"/>
    </style:style>
    <style:style style:name="T2" style:family="text">
      <style:text-properties officeooo:rsid="00270526"/>
    </style:style>
    <style:style style:name="T3" style:family="text">
      <style:text-properties officeooo:rsid="002d8ee3"/>
    </style:style>
    <style:style style:name="T4" style:family="text">
      <style:text-properties officeooo:rsid="00306b84"/>
    </style:style>
    <style:style style:name="T5" style:family="text">
      <style:text-properties officeooo:rsid="0030d2f1"/>
    </style:style>
    <style:style style:name="T6" style:family="text">
      <style:text-properties officeooo:rsid="003252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 aspetto hanno le invenzioni di Zangemann?</text:p>
      <text:p text:style-name="P1">Riesci a disegnarle?</text:p>
      <text:p text:style-name="P1"/>
      <text:p text:style-name="P2">Dipingi lo skateboard di Ada con dei bei colori!</text:p>
      <text:p text:style-name="P1"/>
      <text:p text:style-name="P2">Quali computer hai visto questa settimana che potrebbero</text:p>
      <text:p text:style-name="P1">essere come quelli progettati da Zangemann? Disegnali qui.</text:p>
      <text:p text:style-name="P1"/>
      <text:p text:style-name="P3">Cosa <text:span text:style-name="T6">c’è </text:span>sui cartelli?</text:p>
      <text:p text:style-name="P2">Aiuta Ada <text:span text:style-name="T6">con i suoi esperimenti e colorala</text:span>.</text:p>
      <text:p text:style-name="P1"/>
      <text:p text:style-name="P2">Quali invenzioni <text:span text:style-name="T6">puoi</text:span> creare insieme ad Ada?</text:p>
      <text:p text:style-name="P1">Disegnale qui.</text:p>
      <text:p text:style-name="P1"/>
      <text:p text:style-name="P2">Puoi aiutarci a disegnare dei fantastici gelati da mettere nei coni?</text:p>
      <text:p text:style-name="P1"/>
      <text:p text:style-name="P2">Festeggiamo!</text:p>
      <text:p text:style-name="P1"/>
      <text:p text:style-name="P6">Licenza</text:p>
      <text:p text:style-name="P4">Le illustrazioni del libro “Ada &amp; Zangemann – una fiaba su software, skateboard e gelato al lampone” di Matthias Kirschner e Sandra Brandstätter, <text:span text:style-name="T1">pubblicato da dpunkt.verlag GmbH con ISBN 978-3-96009-190-5, </text:span><text:span text:style-name="T4">vengono </text:span><text:span text:style-name="T5">concesse</text:span><text:span text:style-name="T1"> con la licenza "Creative Commons Attribution-Share Alike 3.0 Germany (CC BY-SA 3.0 DE)".</text:span></text:p>
      <text:p text:style-name="P4"><text:a xlink:type="simple" xlink:href="https://creativecommons.org/licenses/by-sa/3.0/de/" text:style-name="Internet_20_link" text:visited-style-name="Visited_20_Internet_20_Link">https://creativecommons.org/licenses/by-sa/3.0/de/</text:a></text:p>
      <text:p text:style-name="P4"/>
      <text:p text:style-name="P5">Informazioni</text:p>
      <text:p text:style-name="P4">La Free Software Foundation Europe è una organizzazione benefica che dà agli utenti i mezzi per controllare la tecnologia. Il Software è presente in tutti gli aspetti della nostra vita ed è importante che questa tecnologia ci dia più potere anziché limitarci. Il Software Libero garantisce a tutti il diritto di usare, studiare, modificare e condividere il software. Questi diritti aiutano a sostenere altre libertà fondamentali come il diritto di parola, la libertà di stampa e la privacy.</text:p>
      <text:p text:style-name="P4"><text:span text:style-name="T1">È possibile trovare altre informazioni sul libro e altro materiale su </text:span><text:a xlink:type="simple" xlink:href="https://ada.fsfe.org/" text:style-name="Internet_20_link" text:visited-style-name="Visited_20_Internet_20_Link">https://ada.fsfe.org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Marathi1" svg:font-family="'Lohit Marathi'"/>
    <style:font-face style:name="Araboto-Light" svg:font-family="Araboto-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6T13:31:47.809506021</meta:creation-date>
    <dc:date>2021-12-12T16:29:10.240706382</dc:date>
    <meta:editing-duration>PT27M55S</meta:editing-duration>
    <meta:editing-cycles>11</meta:editing-cycles>
    <meta:generator>LibreOffice/7.1.3.2$Linux_X86_64 LibreOffice_project/10$Build-2</meta:generator>
    <meta:document-statistic meta:table-count="0" meta:image-count="0" meta:object-count="0" meta:page-count="9" meta:paragraph-count="17" meta:word-count="205" meta:character-count="1392" meta:non-whitespace-character-count="1203"/>
  </office:meta>
</office:document-meta>
</file>